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Arial" style:font-name-asian="Droid Sans" style:font-name-complex="FreeSans"/>
    </style:style>
    <style:style style:name="ce4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8" style:family="table-cell" style:parent-style-name="Default">
      <style:text-properties style:font-name="Times New Roman" style:font-name-asian="Droid Sans" style:font-name-complex="FreeSans"/>
    </style:style>
    <style:style style:name="ce9" style:family="table-cell" style:parent-style-name="Default" style:data-style-name="N104">
      <style:table-cell-properties fo:background-color="transparen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313739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CSI2SD 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7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13" calcext:value-type="currency">
            <text:p>$1.13</text:p>
          </table:table-cell>
          <table:table-cell table:style-name="ce9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5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0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0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3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1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SI2SD 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3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7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13" calcext:value-type="currency">
            <text:p>$1.13</text:p>
          </table:table-cell>
          <table:table-cell table:style-name="ce9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5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0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0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7]*[.G17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8]*[.G18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19]*[.G19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AUD" office:value="0.04" calcext:value-type="currency">
            <text:p>$0.04</text:p>
          </table:table-cell>
          <table:table-cell table:style-name="ce9" table:formula="of:=[.H20]*[.G20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21]*[.G21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2]*[.G22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13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0" table:formula="of:=[.H23]*[.G23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1" calcext:value-type="currency">
            <text:p>$0.10</text:p>
          </table:table-cell>
          <table:table-cell table:style-name="ce9" table:formula="of:=[.H24]*[.G24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3">
          <table:table-cell table:style-name="ce1" table:number-columns-repeated="7"/>
          <table:table-cell table:style-name="ce11"/>
          <table:table-cell table:style-name="ce10"/>
          <table:table-cell/>
          <table:table-cell table:style-name="ce10"/>
          <table:table-cell/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3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 C10 C11 C17 C19 C21</text:p>
            <text:p>C22 C23 C24 C28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 C12 C13 C14 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2.28" calcext:value-type="currency">
            <text:p>$2.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0.88" calcext:value-type="currency">
            <text:p>$0.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2mm 50-pin RA header</text:p>
          </table:table-cell>
          <table:table-cell table:style-name="ce2"/>
          <table:table-cell table:style-name="ce2" office:value-type="string" calcext:value-type="string">
            <text:p>50 pos 2mm through-hole header</text:p>
          </table:table-cell>
          <table:table-cell table:style-name="ce2" office:value-type="string" calcext:value-type="string">
            <text:p>Molex Inc</text:p>
            <text:p>0877605016</text:p>
          </table:table-cell>
          <table:table-cell table:style-name="ce7" office:value-type="string" calcext:value-type="string">
            <text:p>WM18635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2.32" calcext:value-type="currency">
            <text:p>$2.32</text:p>
          </table:table-cell>
          <table:table-cell table:style-name="ce9" table:formula="of:=[.H11]*[.G11]" office:value-type="currency" office:currency="AUD" office:value="2.32" calcext:value-type="currency">
            <text:p>$2.32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2]*[.G12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18]*[.G18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1" table:formula="of:=SUM([.I2:.I20])" office:value-type="currency" office:currency="AUD" office:value="27.67" calcext:value-type="currency">
            <text:p>$27.67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11"/>
          <table:table-cell table:style-name="ce10"/>
          <table:table-cell/>
          <table:table-cell table:style-name="ce10"/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7:46:00.776124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2.5.2$Linux_X86_64 LibreOffice_project/420m0$Build-2</meta:generator>
    <dc:date>2014-07-13T18:38:05.319030496</dc:date>
    <dc:creator>Michael McMaster</dc:creator>
    <meta:editing-duration>P6DT21H4M51S</meta:editing-duration>
    <meta:editing-cycles>253</meta:editing-cycles>
    <meta:document-statistic meta:table-count="3" meta:cell-count="585" meta:object-count="0"/>
  </office:meta>
</office:document-meta>
</file>